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T1" style:family="text">
      <style:text-properties officeooo:rsid="00046d8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s a scrum master, <text:span text:style-name="T1">I am </text:span>responsible for facilitating the agile development process and ensuring that the team delivers value to the customers. One of <text:span text:style-name="T1">my</text:span> tasks is to help the developers understand and implement the user needs into a program. </text:p>
      <text:p text:style-name="Standard"/>
      <text:p text:style-name="Standard">To do this, <text:span text:style-name="T1">I</text:span> need to create user stories, which are short descriptions of what a user wants and why they want it. User stories are written from the perspective of the user and follow a simple format: As a &lt;type of user&gt;, I want &lt;some goal&gt; so that &lt;some reason&gt;. For example, "As a student, I want to log in to the online learning platform so that I can access my courses and assignments."</text:p>
      <text:p text:style-name="Standard"/>
      <text:p text:style-name="Standard">User stories help you to interpret and implement user needs into a program because they:</text:p>
      <text:p text:style-name="Standard"/>
      <text:list xml:id="list2370023507" text:style-name="L1">
        <text:list-item>
          <text:p text:style-name="P1">Provide a clear and concise statement of what the user wants and why they want it.</text:p>
        </text:list-item>
        <text:list-item>
          <text:p text:style-name="P1">Help you to prioritize and focus on the most important and valuable features for the user.</text:p>
        </text:list-item>
        <text:list-item>
          <text:p text:style-name="P1">Encourage collaboration and feedback from the user and other stakeholders throughout the development process.</text:p>
        </text:list-item>
        <text:list-item>
          <text:p text:style-name="P1">Break down complex requirements into smaller and manageable chunks that can be delivered in short iterations.</text:p>
        </text:list-item>
        <text:list-item>
          <text:p text:style-name="P1">Enable you to test and validate your assumptions and solutions with real users.</text:p>
        </text:list-item>
      </text:list>
      <text:p text:style-name="Standard"/>
      <text:p text:style-name="Standard"><text:span text:style-name="T1">D</text:span>eveloping programs and incorporating agile processes into your work.</text:p>
      <text:p text:style-name="Standard"/>
      <text:list xml:id="list2067058910" text:style-name="L2">
        <text:list-item>
          <text:p text:style-name="P2">Developing programs is a creative and collaborative process that involves understanding the user's needs, designing solutions, writing code, testing, and deploying. You will work with other developers, testers, product owners, and stakeholders to deliver high-quality software that meets the expectations and requirements of the users.</text:p>
        </text:list-item>
        <text:list-item>
          <text:p text:style-name="P2">Agile processes are a set of principles and practices that aim to deliver software faster and better by embracing change, feedback, collaboration, and continuous improvement. Some of the agile processes that we use in our team are scrum, kanban, pair programming, test-driven development, and code reviews. You will learn more about these processes as you participate in our daily stand-ups, sprint planning, retrospectives, and other ceremonies.</text:p>
        </text:list-item>
        <text:list-item>
          <text:p text:style-name="P2">To approach developing programs using agile processes, you need to have a growth mindset, a willingness to learn from others, and a commitment to delivering value to the users. You also need to communicate effectively with your team members and stakeholders, be open to feedback and suggestions, and adapt to changing requirements and priorities. You should always strive to improve your skills and knowledge, as well as the quality and performance of your code.</text:p>
        </text:list-item>
      </text:list>
      <text:p text:style-name="Standard"/>
      <text:p text:style-name="Standard">Being a good team member in software development means that you are able to collaborate effectively with your colleagues, communicate clearly and respectfully, contribute to the quality and delivery of the product, and continuously learn and improve your skills. Some of the specific behaviors that demonstrate these qualities are:</text:p>
      <text:p text:style-name="Standard"/>
      <text:list xml:id="list1373613935" text:style-name="L3">
        <text:list-item>
          <text:p text:style-name="P3">Participating actively in scrum ceremonies, such as sprint planning, daily stand-up, sprint review, and retrospective.</text:p>
        </text:list-item>
        <text:list-item>
          <text:p text:style-name="P3">Sharing your ideas, feedback, and concerns with the team and the product owner.</text:p>
        </text:list-item>
        <text:list-item>
          <text:p text:style-name="P3">Following the team's agreed-upon coding standards, practices, and tools.</text:p>
        </text:list-item>
        <text:list-item>
          <text:p text:style-name="P3">Writing clean, readable, and testable code that meets the user stories' acceptance criteria.</text:p>
        </text:list-item>
        <text:list-item>
          <text:p text:style-name="P3">Reviewing other developers' code and providing constructive feedback.</text:p>
        </text:list-item>
        <text:list-item>
          <text:p text:style-name="P3">Seeking help when you encounter a problem or a blocker, and offering help when you can.</text:p>
        </text:list-item>
        <text:list-item>
          <text:p text:style-name="P3"><text:soft-page-break/>Keeping track of your progress and updating the team on your status and any issues or risks.</text:p>
        </text:list-item>
        <text:list-item>
          <text:p text:style-name="P3">Being open to feedback and suggestions for improvement from your peers and stakeholders.</text:p>
        </text:list-item>
        <text:list-item>
          <text:p text:style-name="P3">Learning new technologies, frameworks, or methodologies that are relevant to the project or the team's goals.</text:p>
        </text:list-item>
        <text:list-item>
          <text:p text:style-name="P3">Respecting the diversity and opinions of your team members and fostering a positive and inclusive team cultur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2T07:06:56.552768898</meta:creation-date>
    <dc:date>2023-06-22T07:16:01.601732959</dc:date>
    <meta:editing-duration>PT9M5S</meta:editing-duration>
    <meta:editing-cycles>1</meta:editing-cycles>
    <meta:document-statistic meta:table-count="0" meta:image-count="0" meta:object-count="0" meta:page-count="2" meta:paragraph-count="23" meta:word-count="604" meta:character-count="3785" meta:non-whitespace-character-count="3221"/>
    <meta:generator>LibreOffice/7.3.7.2$Linux_X86_64 LibreOffice_project/30$Build-2</meta:generator>
  </office:meta>
</office:document-meta>
</file>